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26.45pt"/>
    </style:style>
    <style:style style:name="co7" style:family="table-column">
      <style:table-column-properties fo:break-before="auto" style:column-width="31.1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37.3pt"/>
    </style:style>
    <style:style style:name="co10" style:family="table-column">
      <style:table-column-properties fo:break-before="auto" style:column-width="40.34pt"/>
    </style:style>
    <style:style style:name="co11" style:family="table-column">
      <style:table-column-properties fo:break-before="auto" style:column-width="43.46pt"/>
    </style:style>
    <style:style style:name="co12" style:family="table-column">
      <style:table-column-properties fo:break-before="auto" style:column-width="39.6pt"/>
    </style:style>
    <style:style style:name="co13" style:family="table-column">
      <style:table-column-properties fo:break-before="auto" style:column-width="61.2pt"/>
    </style:style>
    <style:style style:name="co14" style:family="table-column">
      <style:table-column-properties fo:break-before="auto" style:column-width="47.31pt"/>
    </style:style>
    <style:style style:name="co15" style:family="table-column">
      <style:table-column-properties fo:break-before="auto" style:column-width="525.1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52.7pt"/>
    </style:style>
    <style:style style:name="co18" style:family="table-column">
      <style:table-column-properties fo:break-before="auto" style:column-width="461.11pt"/>
    </style:style>
    <style:style style:name="co19" style:family="table-column">
      <style:table-column-properties fo:break-before="auto" style:column-width="111.4pt"/>
    </style:style>
    <style:style style:name="co20" style:family="table-column">
      <style:table-column-properties fo:break-before="auto" style:column-width="529.8pt"/>
    </style:style>
    <style:style style:name="co21" style:family="table-column">
      <style:table-column-properties fo:break-before="auto" style:column-width="96.69pt"/>
    </style:style>
    <style:style style:name="co22" style:family="table-column">
      <style:table-column-properties fo:break-before="auto" style:column-width="85.15pt"/>
    </style:style>
    <style:style style:name="co23" style:family="table-column">
      <style:table-column-properties fo:break-before="auto" style:column-width="9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c2e0ae"/>
    </style:style>
    <style:style style:name="ce22" style:family="table-cell" style:parent-style-name="Default">
      <style:table-cell-properties fo:background-color="#fff9ae"/>
    </style:style>
    <style:style style:name="ce23" style:family="table-cell" style:parent-style-name="Default">
      <style:table-cell-properties fo:background-color="#87d1d1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fo:background-color="#c2e0ae"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fo:background-color="#fff9ae" style:text-align-source="fix" style:repeat-content="false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ffdaa2"/>
    </style:style>
    <style:style style:name="ce31" style:family="table-cell" style:parent-style-name="Default">
      <style:table-cell-properties fo:background-color="#ffdaa2" style:text-align-source="fix" style:repeat-content="false"/>
      <style:paragraph-properties fo:text-align="start" fo:margin-left="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0.0.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2" table:default-cell-style-name="ce25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3"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C Up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Compulsion</text:p>
          </table:table-cell>
          <table:table-cell office:value-type="string" calcext:value-type="string">
            <text:p>Lose HP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9" office:value-type="string" calcext:value-type="string">
            <text:p>DONE</text:p>
          </table:table-cell>
          <table:table-cell table:style-name="ce19" office:value-type="string" calcext:value-type="string">
            <text:p>Defend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Sk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3"/>
          <table:table-cell table:style-name="ce19" office:value-type="string" calcext:value-type="string">
            <text:p>Gain 5(8) Block</text:p>
          </table:table-cell>
          <table:table-cell/>
        </table:table-row>
        <table:table-row table:style-name="ro1">
          <table:table-cell table:style-name="ce22" office:value-type="string" calcext:value-type="string">
            <text:p>ADDED</text:p>
          </table:table-cell>
          <table:table-cell table:style-name="ce19" office:value-type="string" calcext:value-type="string">
            <text:p>Grab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Skill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6"/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Enable</text:p>
          </table:table-cell>
          <table:table-cell table:style-name="ce26" table:number-columns-repeated="4"/>
          <table:table-cell table:style-name="ce19" office:value-type="string" calcext:value-type="string">
            <text:p>Apply 2(3) Grapple. Gain 2(3) block. (Combo.)</text:p>
          </table:table-cell>
          <table:table-cell/>
        </table:table-row>
        <table:table-row table:style-name="ro1">
          <table:table-cell table:style-name="ce19" office:value-type="string" calcext:value-type="string">
            <text:p>ADDED</text:p>
          </table:table-cell>
          <table:table-cell table:style-name="ce19" office:value-type="string" calcext:value-type="string">
            <text:p>Hip Throw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Enable</text:p>
          </table:table-cell>
          <table:table-cell table:style-name="ce26" office:value-type="string" calcext:value-type="string">
            <text:p>Payoff</text:p>
          </table:table-cell>
          <table:table-cell table:style-name="ce26" table:number-columns-repeated="4"/>
          <table:table-cell table:style-name="ce19" office:value-type="string" calcext:value-type="string">
            <text:p>If the enemy is grappled, deal 9(13) damage. (Combo.)</text:p>
          </table:table-cell>
          <table:table-cell/>
        </table:table-row>
        <table:table-row table:style-name="ro1">
          <table:table-cell table:style-name="ce19" office:value-type="string" calcext:value-type="string">
            <text:p>DONE</text:p>
          </table:table-cell>
          <table:table-cell table:style-name="ce19" office:value-type="string" calcext:value-type="string">
            <text:p>Strike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3"/>
          <table:table-cell table:style-name="ce19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areful Approach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2" office:value-type="string" calcext:value-type="string">
            <text:p>Gain 4(7) Block. Remember 1 card. (Combo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harming Words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Gain 8(11) block. Apply 1 Compulsio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heap Sho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3"/>
          <table:table-cell table:style-name="ce22" office:value-type="string" calcext:value-type="string">
            <text:p>Deal 8 damage. Reduce the damage of {all Cheap Shot cards}(this card) by 2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bow Cu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2" office:value-type="string" calcext:value-type="string">
            <text:p>Deal 9(13) damage. Combo: Draw 1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alf Nelson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6(8) damage. If the enemy is grappled, deal 6(8) Damage again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ammer Strik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2"/>
          <table:table-cell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2" office:value-type="string" calcext:value-type="string">
            <text:p>Deal 9(11) damage. Forget 1(2) card(s). Combo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Invisible Hand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2" office:value-type="string" calcext:value-type="string">
            <text:p>Gain 3(4) block. Deal 3(4) Damage. (Combo.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Jab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3 damage. If the enemy is grappled, deal 3 damage 2(3) more times. Combo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ania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office:value-type="string" calcext:value-type="string">
            <text:p>*(*)</text:p>
          </table:table-cell>
          <table:table-cell table:style-name="ce28" table:number-columns-repeated="12"/>
          <table:table-cell table:style-name="ce22" office:value-type="string" calcext:value-type="string">
            <text:p>Unplayable. {Ethereal.} When you draw this card, gain *(*). Next turn, gain 1 less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ele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2" office:value-type="string" calcext:value-type="string">
            <text:p>Apply 3(4) Grapple to ALL enemies. Combo: Deal 7(10) Damage to ALL enemies.</text:p>
          </table:table-cell>
          <table:table-cell/>
        </table:table-row>
        <table:table-row table:style-name="ro1">
          <table:table-cell table:style-name="ce19" office:value-type="string" calcext:value-type="string">
            <text:p>ADDED</text:p>
          </table:table-cell>
          <table:table-cell table:style-name="ce22" office:value-type="string" calcext:value-type="string">
            <text:p>Mind Spik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Deal 4(6) damage. The enemy loses 4(6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Penetrating Sho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2" office:value-type="string" calcext:value-type="string">
            <text:p>Apply 3(5) grapple. Combo: Apply 2(3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Roughhous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3"/>
          <table:table-cell table:style-name="ce22" office:value-type="string" calcext:value-type="string">
            <text:p>Deal 5 damage to a random enemy 2(3)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crambl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2"/>
          <table:table-cell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2" office:value-type="string" calcext:value-type="string">
            <text:p>Gain 8(10) Block. Forget 1(2) card(s). Combo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idestep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2"/>
          <table:table-cell table:style-name="ce28" office:value-type="string" calcext:value-type="string">
            <text:p>+De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2" office:value-type="string" calcext:value-type="string">
            <text:p><text:span text:style-name="T1">Gain 2(3) Dexterity this turn. (Combo: Gain 5 Block</text:span>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Twitch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3"/>
          <table:table-cell table:style-name="ce22" office:value-type="string" calcext:value-type="string">
            <text:p>Unplayable. {Ethereal.} When you draw this card, deal 9(11) damage to a random enemy.</text:p>
          </table:table-cell>
          <table:table-cell/>
        </table:table-row>
        <table:table-row table:style-name="ro1">
          <table:table-cell table:style-name="ce19" office:value-type="string" calcext:value-type="string">
            <text:p>ADDED</text:p>
          </table:table-cell>
          <table:table-cell table:style-name="ce22" office:value-type="string" calcext:value-type="string">
            <text:p>Void Blas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2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Devoid. Deal 13(17) damage to a random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Wind Up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2" office:value-type="string" calcext:value-type="string">
            <text:p>(*)</text:p>
          </table:table-cell>
          <table:table-cell table:style-name="ce22" table:number-columns-repeated="5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Payoff</text:p>
          </table:table-cell>
          <table:table-cell table:style-name="ce22" table:number-columns-repeated="5"/>
          <table:table-cell table:style-name="ce22" office:value-type="string" calcext:value-type="string">
            <text:p>Your next attack deals 5 additional damage. Combo(: Gain *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Body Shield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2"/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2" table:number-columns-repeated="2"/>
          <table:table-cell table:style-name="ce22" office:value-type="string" calcext:value-type="string">
            <text:p>Whenever an enemy attacks, deal 3(5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rusher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Apply 4(6) grapple. Deal damage equal to the enemy’s grapple X(+1) tim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Delusion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2" office:value-type="string" calcext:value-type="string">
            <text:p>Unplayable. {Ethereal.} When you draw this card, add a random card of any color to your hand. (It costs 0 this turn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Dominate Mind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10"/>
          <table:table-cell table:number-columns-repeated="2"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Apply 5(7) Compulsion. The enemy loses 15(21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dritch Form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2"/>
          <table:table-cell table:style-name="ce28"/>
          <table:table-cell table:style-name="ce22" office:value-type="string" calcext:value-type="string">
            <text:p>+S+/+D+</text:p>
          </table:table-cell>
          <table:table-cell table:style-name="ce22" table:number-columns-repeated="10"/>
          <table:table-cell table:style-name="ce22" office:value-type="string" calcext:value-type="string">
            <text:p><text:span text:style-name="T1">Gain 7(10) strength and 7(10)</text:span> dexterity. At the end of each turn, lose 2 HP and increase this value by 2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Full Body Vice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-Str</text:p>
          </table:table-cell>
          <table:table-cell table:style-name="ce28" table:number-columns-repeated="3"/>
          <table:table-cell table:number-columns-repeated="2"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eal 14(18) damage. Combo: They lose 11(15) strength this tur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Haymaker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string" calcext:value-type="string">
            <text:p>Vuln</text:p>
          </table:table-cell>
          <table:table-cell table:style-name="ce28" table:number-columns-repeated="4"/>
          <table:table-cell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2" office:value-type="string" calcext:value-type="string">
            <text:p>Deal 24(26) Damage. Gain 2(1) Vulnerable. Combo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Into Nothing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3"/>
          <table:table-cell table:style-name="ce22" office:value-type="string" calcext:value-type="string">
            <text:p>Deal 10(14) damage. If fatal, remove a card from your deck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Leverage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4"/>
          <table:table-cell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2" office:value-type="string" calcext:value-type="string">
            <text:p><text:span text:style-name="T1">Gain strength equal to your block this turn. Remove your block. Combo. </text:span>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nd Meld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2(1)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 table:number-columns-repeated="9"/>
          <table:table-cell table:style-name="ce22" office:value-type="string" calcext:value-type="string">
            <text:p><text:span text:style-name="T1">Gain block equal the enemy’s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Out of Nothing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13"/>
          <table:table-cell table:style-name="ce22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Relentless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2" office:value-type="string" calcext:value-type="string">
            <text:p>Playing non-Combo cards does not break your Combo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ubmission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Tag Team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3(2)</text:p>
          </table:table-cell>
          <table:table-cell table:style-name="ce28" table:number-columns-repeated="13"/>
          <table:table-cell table:style-name="ce22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Torment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Whenever you cause an enemy to lose HP, they lose 2(3) mor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Voidlight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**(*)</text:p>
          </table:table-cell>
          <table:table-cell table:style-name="ce28" office:value-type="string" calcext:value-type="string">
            <text:p>2(3)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Wear Down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(Innate.) At the end of your turn, deal damage to each enemy equal to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Weird Conduit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office:value-type="string" calcext:value-type="string">
            <text:p>**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0"/>
          <table:table-cell table:style-name="ce28" office:value-type="string" calcext:value-type="string">
            <text:p>Payoff</text:p>
          </table:table-cell>
          <table:table-cell table:style-name="ce22" office:value-type="string" calcext:value-type="string">
            <text:p>Devoid. Whenever you draw a Void card, gain ** and draw 1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Agility Train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+</text:p>
          </table:table-cell>
          <table:table-cell table:style-name="ce28" table:number-columns-repeated="10"/>
          <table:table-cell table:style-name="ce22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Armbar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2" office:value-type="string" calcext:value-type="string">
            <text:p>Gain 8 Block. (Combo: Gain 8 Block again.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Bear Hu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Apply 5(7) Grapple. Deal damage and gain Block equal to that enemy’s Grapple. (Combo.)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Brainstorm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2(3)</text:p>
          </table:table-cell>
          <table:table-cell table:style-name="ce28" table:number-columns-repeated="3"/>
          <table:table-cell table:style-name="ce28" office:value-type="string" calcext:value-type="string">
            <text:p>2(3)</text:p>
          </table:table-cell>
          <table:table-cell table:style-name="ce28" table:number-columns-repeated="7"/>
          <table:table-cell table:style-name="ce22" office:value-type="string" calcext:value-type="string">
            <text:p>Remember 2(3) cards. Draw 2(3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atapul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Deal 5(8) damage to each grappled enemy for each grappled enemy. Combo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hill Touch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Whenever you apply grapple, the enemy loses 2(3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hokehol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2"/>
          <table:table-cell table:style-name="ce28"/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22" office:value-type="string" calcext:value-type="string">
            <text:p>Deal damage equal to 3(4) times the enemy’s grapp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Circle Behin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_(2)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2" office:value-type="string" calcext:value-type="string">
            <text:p>Gain 9 block. Combo(: Draw 2 card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lose Quarter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number-columns-repeated="2"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rave Noth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2"/>
          <table:table-cell table:style-name="ce28"/>
          <table:table-cell table:style-name="ce28" office:value-type="string" calcext:value-type="string">
            <text:p>HP</text:p>
          </table:table-cell>
          <table:table-cell table:style-name="ce22" table:number-columns-repeated="9"/>
          <table:table-cell table:style-name="ce22" office:value-type="string" calcext:value-type="string">
            <text:p>Payoff</text:p>
          </table:table-cell>
          <table:table-cell table:style-name="ce22" office:value-type="string" calcext:value-type="string">
            <text:p>Devoid. Whenever a Void card exhausts, heal 3(4) HP.</text:p>
          </table:table-cell>
          <table:table-cell/>
        </table:table-row>
        <table:table-row table:style-name="ro1">
          <table:table-cell table:style-name="ce19" office:value-type="string" calcext:value-type="string">
            <text:p>ADDED</text:p>
          </table:table-cell>
          <table:table-cell table:style-name="ce22" office:value-type="string" calcext:value-type="string">
            <text:p>Dark Suggestio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Apply 2(3) Compulsio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dritch Insigh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table:number-columns-repeated="2"/>
          <table:table-cell table:number-columns-repeated="2" table:style-name="ce28" office:value-type="string" calcext:value-type="string">
            <text:p>1(2)</text:p>
          </table:table-cell>
          <table:table-cell table:style-name="ce28" table:number-columns-repeated="6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Devoid. Forget 1(2) card(s). Remember 1(2) card(s). Draw 1(2) card(s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Get Ready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2(3)</text:p>
          </table:table-cell>
          <table:table-cell table:style-name="ce28" table:number-columns-repeated="2"/>
          <table:table-cell table:style-name="ce28" office:value-type="string" calcext:value-type="string">
            <text:p>2(3)</text:p>
          </table:table-cell>
          <table:table-cell table:style-name="ce28" table:number-columns-repeated="2"/>
          <table:table-cell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2" office:value-type="string" calcext:value-type="string">
            <text:p>Innate. Forget 2(3) cards. Draw 2(3) cards. Combo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Get Se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2" office:value-type="string" calcext:value-type="string">
            <text:p>Innate. Apply 1(2) grapple. Gain 8(11) block. Combo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Go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<text:span text:style-name="T1">Innate. Deal 7(10) damage. If the enemy is grappled, deal 7(10)</text:span> extra damage. Combo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Horror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3"/>
          <table:table-cell table:style-name="ce28" office:value-type="string" calcext:value-type="string">
            <text:p>W/V</text:p>
          </table:table-cell>
          <table:table-cell table:style-name="ce28" table:number-columns-repeated="9"/>
          <table:table-cell table:style-name="ce22" office:value-type="string" calcext:value-type="string">
            <text:p>Unplayable. {Ethereal.} When you draw this card, apply 1(2) Weak and 1(2) Vulnerab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umiliat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Laria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2" office:value-type="string" calcext:value-type="string">
            <text:p>Deal 5(8) damage. Combo: Gain * and d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Leap Fro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2" office:value-type="string" calcext:value-type="string">
            <text:p>(*)</text:p>
          </table:table-cell>
          <table:table-cell table:style-name="ce22" table:number-columns-repeated="5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Payoff</text:p>
          </table:table-cell>
          <table:table-cell table:style-name="ce22" table:number-columns-repeated="5"/>
          <table:table-cell table:style-name="ce22" office:value-type="string" calcext:value-type="string">
            <text:p>Gain 9 Block. Combo(: Gain *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grain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1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The enemy loses 8(12) HP.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nd Rea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3(5)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raw 3(5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odify Memory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number-columns-repeated="2" table:style-name="ce28" office:value-type="string" calcext:value-type="string">
            <text:p>3(5)</text:p>
          </table:table-cell>
          <table:table-cell table:style-name="ce28" table:number-columns-repeated="7"/>
          <table:table-cell table:style-name="ce22" office:value-type="string" calcext:value-type="string">
            <text:p>Forget up to 3(5) cards. Remember that many card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Mountain Bomb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2"/>
          <table:table-cell table:style-name="ce22" table:number-columns-repeated="3"/>
          <table:table-cell table:style-name="ce22" office:value-type="string" calcext:value-type="string">
            <text:p>Deal 9 damage. (Combo: Deal 9 damage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Out of Reach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Outburs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3"/>
          <table:table-cell table:style-name="ce22" office:value-type="string" calcext:value-type="string">
            <text:p>Unplayable. {Ethereal.} When you draw this card, the next attack you play deals 4(6) additional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Pounc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2" office:value-type="string" calcext:value-type="string">
            <text:p>Deal 12(15) damage. Move all Grapple to that enemy. (Combo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hocking Grasp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Deal 3 damage 3(4) times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Sticky Finger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number-columns-repeated="3"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2" office:value-type="string" calcext:value-type="string">
            <text:p>Whenever you play a card this turn, apply 1 Grapple to {a random enemy}(ALL enemies). Combo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Suplex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(*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2" office:value-type="string" calcext:value-type="string">
            <text:p>Deal 16 damage. Combo(: Gain *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Thought Eater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2"/>
          <table:table-cell table:style-name="ce28"/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2"/>
          <table:table-cell table:number-columns-repeated="2" table:style-name="ce22" office:value-type="string" calcext:value-type="string">
            <text:p>Enable</text:p>
          </table:table-cell>
          <table:table-cell table:style-name="ce22"/>
          <table:table-cell table:style-name="ce22" office:value-type="string" calcext:value-type="string">
            <text:p>The enemy loses 3(5) HP. Combo: Apply 1 Compulsio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Uncanny Vision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2" office:value-type="string" calcext:value-type="string">
            <text:p>Devoid. Whenever a Void card exhausts, apply 3(5) Compulsion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Unnerving Laughter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Ethereal. At the start of your turn, a random enemy loses 5(7) HP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Vitality Drai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-Str+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Devoid. The enemy loses 2(3) strength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Void Cag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2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Weight Train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+</text:p>
          </table:table-cell>
          <table:table-cell table:style-name="ce28" table:number-columns-repeated="10"/>
          <table:table-cell table:style-name="ce22" office:value-type="string" calcext:value-type="string">
            <text:p><text:span text:style-name="T1">Gain 2(+1) strength. Exhaust. Can be upgraded any number of times</text:span>.</text:p>
          </table:table-cell>
          <table:table-cell/>
        </table:table-row>
        <table:table-row table:style-name="ro1" table:number-rows-repeated="10484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tats V 0.0.3" table:style-name="ta1">
        <office:forms form:automatic-focus="false" form:apply-design-mode="false"/>
        <table:table-column table:style-name="co16" table:number-columns-repeated="2" table:default-cell-style-name="ce2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3'.$E$1:$'Version 0.0.3'.$E$171]; COM.MICROSOFT.CONCAT([.A2];&quot;*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3'.$E$1:$'Version 0.0.3'.$E$171]; COM.MICROSOFT.CONCAT([.A3];&quot;*&quot;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3'.$E$1:$'Version 0.0.3'.$E$171]; COM.MICROSOFT.CONCAT([.A4];&quot;*&quot;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3'.$E$1:$'Version 0.0.3'.$E$171]; COM.MICROSOFT.CONCAT([.A5];&quot;*&quot;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3'.$E$1:$'Version 0.0.3'.$E$171]; COM.MICROSOFT.CONCAT([.A6];&quot;*&quot;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3'.$E$1:$'Version 0.0.3'.$E$171]; COM.MICROSOFT.CONCAT([.A7];&quot;*&quot;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3'.$E$1:$'Version 0.0.3'.$E$171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3'.$C$1:$'Version 0.0.3'.$C$171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3'.$C$1:$'Version 0.0.3'.$C$171]; [.A1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3'.$C$1:$'Version 0.0.3'.$C$171]; [.A14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3'.$C$1:$'Version 0.0.3'.$C$171]; [.A15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3'.$C$1:$'Version 0.0.3'.$C$171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3'.$D$1:$'Version 0.0.3'.$D$171];[.A20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3'.$D$1:$'Version 0.0.3'.$D$171];[.A21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3'.$D$1:$'Version 0.0.3'.$D$171];[.A2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5" calcext:value-type="float">
            <text:p>75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2" table:style-name="ta1">
        <table:table-column table:style-name="co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2" table:default-cell-style-name="ce25"/>
        <table:table-column table:style-name="co18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Compulsion</text:p>
          </table:table-cell>
          <table:table-cell office:value-type="string" calcext:value-type="string">
            <text:p>Lose HP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table:style-name="ce19" office:value-type="string" calcext:value-type="string">
            <text:p>Defend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Sk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2"/>
          <table:table-cell table:style-name="ce19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9" office:value-type="string" calcext:value-type="string">
            <text:p>Grab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Skill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7"/>
          <table:table-cell table:style-name="ce26" office:value-type="string" calcext:value-type="string">
            <text:p>Enable</text:p>
          </table:table-cell>
          <table:table-cell table:style-name="ce26" table:number-columns-repeated="4"/>
          <table:table-cell table:style-name="ce19" office:value-type="string" calcext:value-type="string">
            <text:p>Apply 2(3) Grapple. Gain 2(3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9" office:value-type="string" calcext:value-type="string">
            <text:p>Hip Throw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string" calcext:value-type="string">
            <text:p>Payoff</text:p>
          </table:table-cell>
          <table:table-cell table:style-name="ce26" table:number-columns-repeated="4"/>
          <table:table-cell table:style-name="ce19" office:value-type="string" calcext:value-type="string">
            <text:p>If the enemy is grappled, deal 9(12) damage.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9" office:value-type="string" calcext:value-type="string">
            <text:p>Strike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2"/>
          <table:table-cell table:style-name="ce19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areful Approach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table:number-columns-repeated="5"/>
          <table:table-cell table:number-columns-repeated="2"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2" office:value-type="string" calcext:value-type="string">
            <text:p>Apply 2 grapple (to ALL enemie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harming Words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heap Sho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2"/>
          <table:table-cell table:style-name="ce22" office:value-type="string" calcext:value-type="string">
            <text:p>Deal 8 damage. Reduce the damage of {all Cheap Shot cards}(this card) by 2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Dark Suggestion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Apply 1(2) Compulsio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bow Cu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2" office:value-type="string" calcext:value-type="string">
            <text:p>Deal 9(13) damage. If the enemy is grappled, draw 1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alf Nelson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5(7) damage. If the enemy is grappled, deal an extra 5(7) Damage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ammer Strik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7"/>
          <table:table-cell table:style-name="ce22" office:value-type="string" calcext:value-type="string">
            <text:p>Deal 9(11) damage. Forget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Invisible Hand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2"/>
          <table:table-cell table:style-name="ce22" office:value-type="string" calcext:value-type="string">
            <text:p>Gain 3(4) block. Deal 3(4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Jab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ania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office:value-type="string" calcext:value-type="string">
            <text:p>*</text:p>
          </table:table-cell>
          <table:table-cell table:style-name="ce28" table:number-columns-repeated="11"/>
          <table:table-cell table:style-name="ce22" office:value-type="string" calcext:value-type="string">
            <text:p>Unplayable. {Ethereal}. When you draw this card, gain *. Next turn, gain 1 less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ele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2" office:value-type="string" calcext:value-type="string">
            <text:p>Deal 5(8) damage to ALL enemies. Apply 1(2) grapp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nd Spik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Deal 3(4) damage. The enemy loses 4(6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Penetrating Sho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 table:number-columns-repeated="3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2" office:value-type="string" calcext:value-type="string">
            <text:p>Apply 3(5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Roughhous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2"/>
          <table:table-cell table:style-name="ce22" office:value-type="string" calcext:value-type="string">
            <text:p>Deal 2 damage 3(4) times to ALL enemies.</text:p>
          </table:table-cell>
          <table:table-cell office:value-type="string" calcext:value-type="string">
            <text:p>Change so its not the quite the same as Shocking Grasp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crambl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7"/>
          <table:table-cell table:style-name="ce22" office:value-type="string" calcext:value-type="string">
            <text:p>Gain 8(11) Block. Forget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idestep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office:value-type="string" calcext:value-type="string">
            <text:p>+Dex</text:p>
          </table:table-cell>
          <table:table-cell table:style-name="ce28" table:number-columns-repeated="9"/>
          <table:table-cell table:style-name="ce22" office:value-type="string" calcext:value-type="string">
            <text:p>Draw 1(2) cards. Gain 1(2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uplex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eal 17(22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Twitch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2"/>
          <table:table-cell table:style-name="ce22" office:value-type="string" calcext:value-type="string">
            <text:p>Unplayable. {Ethereal}. When you draw this card, deal 10 damage to a random enemy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22" office:value-type="string" calcext:value-type="string">
            <text:p>Void Blas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11"/>
          <table:table-cell table:style-name="ce28" office:value-type="string" calcext:value-type="string">
            <text:p>Payoff</text:p>
          </table:table-cell>
          <table:table-cell table:style-name="ce22" office:value-type="string" calcext:value-type="string">
            <text:p>Devoid. Costs 1 less * for each time a Void card exhausts. Deal 5(7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Body Shield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2"/>
          <table:table-cell table:style-name="ce28" office:value-type="string" calcext:value-type="string">
            <text:p>Payoff</text:p>
          </table:table-cell>
          <table:table-cell table:style-name="ce28" table:number-columns-repeated="2"/>
          <table:table-cell table:style-name="ce22" table:number-columns-repeated="2"/>
          <table:table-cell table:style-name="ce22" office:value-type="string" calcext:value-type="string">
            <text:p>Whenever an enemy attacks, deal 3(5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Crusher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Apply 4(6) grapple. Deal damage equal to the enemy’s grapple X(+1) times.</text:p>
          </table:table-cell>
          <table:table-cell office:value-type="string" calcext:value-type="string">
            <text:p>figure out how to update desc when not hovering enemy, doesn’t seem to reflect vuln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Dominate Mind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9"/>
          <table:table-cell table:number-columns-repeated="2"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Apply 5(7) Compulsion. The enemy loses 15(20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dritch Form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2"/>
          <table:table-cell table:style-name="ce28"/>
          <table:table-cell table:style-name="ce22" office:value-type="string" calcext:value-type="string">
            <text:p>+S+/+D+</text:p>
          </table:table-cell>
          <table:table-cell table:style-name="ce22" table:number-columns-repeated="9"/>
          <table:table-cell table:style-name="ce22" office:value-type="string" calcext:value-type="string">
            <text:p><text:span text:style-name="T1">Gain 7(10) strength and 7(10)</text:span> dexterity. At the end of each turn, gain 2 mindvice.</text:p>
          </table:table-cell>
          <table:table-cell office:value-type="string" calcext:value-type="string">
            <text:p>Eldritch Form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Full Body Vice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-Str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eal 16(20) damage and they lose 11(18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aymaker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string" calcext:value-type="string">
            <text:p>Vuln</text:p>
          </table:table-cell>
          <table:table-cell table:style-name="ce28" table:number-columns-repeated="9"/>
          <table:table-cell table:style-name="ce22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Into Nothing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2"/>
          <table:table-cell table:style-name="ce22" office:value-type="string" calcext:value-type="string">
            <text:p>Deal 10(14) damage. If fatal, remove a card from your de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Leverage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9"/>
          <table:table-cell table:style-name="ce22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nd Meld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2(1)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<text:span text:style-name="T1">If the enemy is grappled, gain block equal their current attack and apply 3 weak.</text:span> Exhaust.</text:p>
          </table:table-cell>
          <table:table-cell office:value-type="string" calcext:value-type="string">
            <text:p>Maybe change to compulsion?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Out of Nothing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12"/>
          <table:table-cell table:style-name="ce22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ubmission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Tag Team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3(2)</text:p>
          </table:table-cell>
          <table:table-cell table:style-name="ce28" table:number-columns-repeated="12"/>
          <table:table-cell table:style-name="ce22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Torment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Whenever you cause an enemy to lose HP, they lose 2(3) mor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Voidlight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**(*)</text:p>
          </table:table-cell>
          <table:table-cell table:style-name="ce28" office:value-type="string" calcext:value-type="string">
            <text:p>2(3)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Wear Down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(Innate.) At the end of your turn, deal damage to each enemy equal to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Weird Conduit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string" calcext:value-type="string">
            <text:p>2(1)</text:p>
          </table:table-cell>
          <table:table-cell table:style-name="ce28" office:value-type="string" calcext:value-type="string">
            <text:p>**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2" office:value-type="string" calcext:value-type="string">
            <text:p>Devoid. (Innate.) Whenever you draw a Void card, gain ** and draw 2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Agility Train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+</text:p>
          </table:table-cell>
          <table:table-cell table:style-name="ce28" table:number-columns-repeated="9"/>
          <table:table-cell table:style-name="ce22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Armbar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gain 11(1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Bear Hu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Brainstorm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2(3)</text:p>
          </table:table-cell>
          <table:table-cell table:style-name="ce28" table:number-columns-repeated="3"/>
          <table:table-cell table:style-name="ce28" office:value-type="string" calcext:value-type="string">
            <text:p>2(3)</text:p>
          </table:table-cell>
          <table:table-cell table:style-name="ce28" table:number-columns-repeated="6"/>
          <table:table-cell table:style-name="ce22" office:value-type="string" calcext:value-type="string">
            <text:p>Remember 2(3) cards. Draw 2(3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atapul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hill Touch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Whenever you apply grapple, the enemy loses 2(3) HP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Chokehol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2"/>
          <table:table-cell table:style-name="ce28"/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22" office:value-type="string" calcext:value-type="string">
            <text:p>Deal damage equal to 3(4) times the enemy’s grapple.</text:p>
          </table:table-cell>
          <table:table-cell office:value-type="string" calcext:value-type="string">
            <text:p>figure out how to update desc when not hovering enem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ircle Behin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gain 5(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lose Quarter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rave Noth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2"/>
          <table:table-cell table:style-name="ce28"/>
          <table:table-cell table:style-name="ce28" office:value-type="string" calcext:value-type="string">
            <text:p>HP</text:p>
          </table:table-cell>
          <table:table-cell table:style-name="ce22" table:number-columns-repeated="8"/>
          <table:table-cell table:style-name="ce22" office:value-type="string" calcext:value-type="string">
            <text:p>Payoff</text:p>
          </table:table-cell>
          <table:table-cell table:style-name="ce22" office:value-type="string" calcext:value-type="string">
            <text:p>Devoid. Whenever a Void card exhausts, heal 3(4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ross Train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2"/>
          <table:table-cell table:style-name="ce22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Delusio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2"/>
          <table:table-cell table:style-name="ce22" office:value-type="string" calcext:value-type="string">
            <text:p>Unplayable. {Ethereal}. When you draw this card, add a random card of any color to your han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dritch Insigh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table:number-columns-repeated="2"/>
          <table:table-cell table:number-columns-repeated="2" table:style-name="ce28" office:value-type="string" calcext:value-type="string">
            <text:p>1(2)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Devoid. Forget 1(2) card(s). Remember 1(2) card(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Get Ready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+/+D+</text:p>
          </table:table-cell>
          <table:table-cell table:style-name="ce28" table:number-columns-repeated="9"/>
          <table:table-cell table:style-name="ce22" office:value-type="string" calcext:value-type="string">
            <text:p>Innate. Gain 1(2) strength and 1(2) dexterit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Get Se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2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Go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<text:span text:style-name="T1">Innate. Deal 7(10) damage. If the enemy is grappled, deal 7(10)</text:span> extra damag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orror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3"/>
          <table:table-cell table:style-name="ce28" office:value-type="string" calcext:value-type="string">
            <text:p>W/V</text:p>
          </table:table-cell>
          <table:table-cell table:style-name="ce28" table:number-columns-repeated="8"/>
          <table:table-cell table:style-name="ce22" office:value-type="string" calcext:value-type="string">
            <text:p>Unplayable. {Ethereal}. When you draw this card, apply 2 Weak and 2 Vulnerab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umiliat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Laria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5(8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grain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The enemy loses 8(12) HP.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nd Rea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3(5)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raw 3(5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odify Memory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number-columns-repeated="2" table:style-name="ce28" office:value-type="string" calcext:value-type="string">
            <text:p>3(5)</text:p>
          </table:table-cell>
          <table:table-cell table:style-name="ce28" table:number-columns-repeated="6"/>
          <table:table-cell table:style-name="ce22" office:value-type="string" calcext:value-type="string">
            <text:p>Forget up to 3(5) cards. Remember that many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Out of Reach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Outburs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2"/>
          <table:table-cell table:style-name="ce22" office:value-type="string" calcext:value-type="string">
            <text:p>Unplayable. {Ethereal}. When you draw this card, the next attack you play deals 8 additional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Pounc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2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Psychedelic Illusio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</text:p>
          </table:table-cell>
          <table:table-cell table:style-name="ce28" table:number-columns-repeated="9"/>
          <table:table-cell table:style-name="ce22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hocking Grasp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Deal 9(13) damage to ALL grappled enemies.</text:p>
          </table:table-cell>
          <table:table-cell office:value-type="string" calcext:value-type="string">
            <text:p>Change to multi-hit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ticky Finger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2" office:value-type="string" calcext:value-type="string">
            <text:p>Whenever an enemy attacks, apply 1 grapple to that enemy.</text:p>
          </table:table-cell>
          <table:table-cell office:value-type="string" calcext:value-type="string">
            <text:p>Kinda makes grapple sill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Thought Eater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2"/>
          <table:table-cell table:style-name="ce28" office:value-type="float" office:value="1" calcext:value-type="float">
            <text:p>1</text:p>
          </table:table-cell>
          <table:table-cell table:style-name="ce22" table:number-columns-repeated="8"/>
          <table:table-cell table:style-name="ce22" office:value-type="string" calcext:value-type="string">
            <text:p>Enable</text:p>
          </table:table-cell>
          <table:table-cell table:style-name="ce22"/>
          <table:table-cell table:style-name="ce22" office:value-type="string" calcext:value-type="string">
            <text:p>The enemy loses 3 HP. (Draw 1 Card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Unearthly Ski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9"/>
          <table:table-cell table:style-name="ce22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Uncanny Vision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2" office:value-type="string" calcext:value-type="string">
            <text:p>Devoid. Whenever a Void card exhausts, apply 3(5) Compulsion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Unnerving Laughter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Ethereal. At the start of your turn, a random enemy loses 5(7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Vitality Drai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-Str+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Devoid. The enemy loses 2(3) strength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Void Cag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1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Weight Train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+</text:p>
          </table:table-cell>
          <table:table-cell table:style-name="ce28" table:number-columns-repeated="9"/>
          <table:table-cell table:style-name="ce22" office:value-type="string" calcext:value-type="string">
            <text:p><text:span text:style-name="T1">Gain 2(+1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23" office:value-type="string" calcext:value-type="string">
            <text:p>Whisper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ALL enemies lose 3(5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office:value-type="string" calcext:value-type="string">
            <text:p>Void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Devoid. Deal 13(17) damage to a random enemy.</text:p>
          </table:table-cell>
          <table:table-cell/>
        </table:table-row>
        <table:table-row table:style-name="ro1" table:number-rows-repeated="104849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tats V 0.0.2" table:style-name="ta1">
        <table:table-column table:style-name="co16" table:number-columns-repeated="2" table:default-cell-style-name="ce2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2'.$E$1:$'Version 0.0.2'.$E$174]; COM.MICROSOFT.CONCAT([.A2];&quot;*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2'.$E$1:$'Version 0.0.2'.$E$174]; COM.MICROSOFT.CONCAT([.A3];&quot;*&quot;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2'.$E$1:$'Version 0.0.2'.$E$174]; COM.MICROSOFT.CONCAT([.A4];&quot;*&quot;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2'.$E$1:$'Version 0.0.2'.$E$174]; COM.MICROSOFT.CONCAT([.A5];&quot;*&quot;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2'.$E$1:$'Version 0.0.2'.$E$174]; COM.MICROSOFT.CONCAT([.A6];&quot;*&quot;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2'.$E$1:$'Version 0.0.2'.$E$174]; COM.MICROSOFT.CONCAT([.A7];&quot;*&quot;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2'.$E$1:$'Version 0.0.2'.$E$174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2'.$C$1:$'Version 0.0.2'.$C$174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2'.$C$1:$'Version 0.0.2'.$C$174]; [.A1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2'.$C$1:$'Version 0.0.2'.$C$174]; [.A14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2'.$C$1:$'Version 0.0.2'.$C$174]; [.A1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2'.$C$1:$'Version 0.0.2'.$C$174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2'.$D$1:$'Version 0.0.2'.$D$174]; [.A20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2'.$D$1:$'Version 0.0.2'.$D$174]; [.A21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2'.$D$1:$'Version 0.0.2'.$D$174]; [.A2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6" calcext:value-type="float">
            <text:p>76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1" table:style-name="ta1"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6" table:default-cell-style-name="ce25"/>
        <table:table-column table:style-name="co12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1" table:default-cell-style-name="ce25"/>
        <table:table-column table:style-name="co9" table:default-cell-style-name="ce25"/>
        <table:table-column table:style-name="co12" table:number-columns-repeated="3" table:default-cell-style-name="ce25"/>
        <table:table-column table:style-name="co20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Devoid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9" office:value-type="string" calcext:value-type="string">
            <text:p>Hip Throw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26" office:value-type="string" calcext:value-type="string">
            <text:p>Payoff</text:p>
          </table:table-cell>
          <table:table-cell table:style-name="ce26" table:number-columns-repeated="4"/>
          <table:table-cell table:style-name="ce19" office:value-type="string" calcext:value-type="string">
            <text:p>If the enemy is grappled, deal 9(12) damage.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9" office:value-type="string" calcext:value-type="string">
            <text:p>Strike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style-name="ce19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9" office:value-type="string" calcext:value-type="string">
            <text:p>Defend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Sk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style-name="ce19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9" office:value-type="string" calcext:value-type="string">
            <text:p>Grab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Skill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5"/>
          <table:table-cell table:style-name="ce26" office:value-type="string" calcext:value-type="string">
            <text:p>Enable</text:p>
          </table:table-cell>
          <table:table-cell table:style-name="ce26" table:number-columns-repeated="4"/>
          <table:table-cell table:style-name="ce19" office:value-type="string" calcext:value-type="string">
            <text:p>Apply 2(4) Grapple. Gain 2(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heap Sho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2" office:value-type="string" calcext:value-type="string">
            <text:p>Deal 8(11) damage. The enemy gains 1 strength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bow Cu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table:number-columns-repeated="8"/>
          <table:table-cell table:style-name="ce22" office:value-type="string" calcext:value-type="string">
            <text:p>Deal 9(12) damage. If the enemy is grappled,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dritch Lightning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2" office:value-type="string" calcext:value-type="string">
            <text:p>Devoid. Costs 1 less * for each time a Void card exhausts. Deal 5(7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alf Nelson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5(7) damage. If the enemy is grappled, deal an extra 5(7) Damage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ammer Strik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5"/>
          <table:table-cell table:style-name="ce22" office:value-type="string" calcext:value-type="string">
            <text:p>Deal 9(11) damage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Invisible Hand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2" office:value-type="string" calcext:value-type="string">
            <text:p>Gain 3(4) block. Deal 3(4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Jab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ele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2" office:value-type="string" calcext:value-type="string">
            <text:p>Deal 5(8) damage to ALL enemies. Apply 1(2) grapp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nd Spik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Deal 5(7) Damage. Apply 3(4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Roughhous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2" office:value-type="string" calcext:value-type="string">
            <text:p>Deal 2 damage 3(4) times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uplex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eal 17(22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areful Approach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number-columns-repeated="2"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2" office:value-type="string" calcext:value-type="string">
            <text:p>Apply 2 grapple (to ALL enemie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harming Words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Dark Suggestion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Apply 7(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Penetrating Sho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2" office:value-type="string" calcext:value-type="string">
            <text:p>Apply 3(5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crambl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5"/>
          <table:table-cell table:style-name="ce22" office:value-type="string" calcext:value-type="string">
            <text:p>Gain 8(11) Block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idestep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office:value-type="string" calcext:value-type="string">
            <text:p>+Dex</text:p>
          </table:table-cell>
          <table:table-cell table:style-name="ce28" table:number-columns-repeated="7"/>
          <table:table-cell table:style-name="ce22" office:value-type="string" calcext:value-type="string">
            <text:p>Draw 1(2) cards. Gain 1(2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Full Body Vice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-Str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eal 18(24) damage and they lose 11(18) strength this turn.</text:p>
          </table:table-cell>
          <table:table-cell office:value-type="string" calcext:value-type="string">
            <text:p>Could be nerfed and made uncommon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aymaker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string" calcext:value-type="string">
            <text:p>Vuln</text:p>
          </table:table-cell>
          <table:table-cell table:style-name="ce28" table:number-columns-repeated="7"/>
          <table:table-cell table:style-name="ce22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nd Eater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/>
          <table:table-cell table:number-columns-repeated="2"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Devoid. If the enemy is grappled, deal 15(19) damage and apply 15(1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acrifice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Deal 10(14) damage. If fatal, add a random Boon to your de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dritch Form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***(*)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2" office:value-type="string" calcext:value-type="string">
            <text:p>Devoid. The first time you draw a Void card each turn, gain ***(*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Favored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8"/>
          <table:table-cell table:number-columns-repeated="2" table:style-name="ce28" office:value-type="string" calcext:value-type="string">
            <text:p>Enable</text:p>
          </table:table-cell>
          <table:table-cell table:style-name="ce22" office:value-type="string" calcext:value-type="string">
            <text:p>Devoid. {Ethereal.} At the start of your turn, add X random boons into your han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Torment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Devoid. At the start of your turn, apply 1 weak and 1 vulnerable to each enemy with at least 1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Wear Down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(Innate.) At the end of your turn, grappled enemies lose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Willing Possession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2" table:number-columns-repeated="2"/>
          <table:table-cell table:style-name="ce22" office:value-type="string" calcext:value-type="string">
            <text:p>+S+/+D+</text:p>
          </table:table-cell>
          <table:table-cell table:style-name="ce22" table:number-columns-repeated="7"/>
          <table:table-cell table:style-name="ce22" office:value-type="string" calcext:value-type="string">
            <text:p><text:span text:style-name="T1">Gain 7(10) strength and 7(10)</text:span> dexterity. Gain 2 horror at the end of each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rusher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Apply X grapple to ALL enemies (twice). Each enemy loses HP equal to X(+1) times their grapple.</text:p>
          </table:table-cell>
          <table:table-cell office:value-type="string" calcext:value-type="string">
            <text:p>maybe limit to single enem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Dominate Mind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Devoid. Apply 40(5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Leverage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7"/>
          <table:table-cell table:style-name="ce22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nd Meld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2(1)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<text:span text:style-name="T1">If the enemy is grappled, gain block equal their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ubmission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Voidlight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**(*)</text:p>
          </table:table-cell>
          <table:table-cell table:style-name="ce28" office:value-type="string" calcext:value-type="string">
            <text:p>2(3)</text:p>
          </table:table-cell>
          <table:table-cell table:style-name="ce28" table:number-columns-repeated="6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Bear Hu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atapul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dritch Shock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Devoid. Deal 9(13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Go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<text:span text:style-name="T1">Innate. Deal 7(10) damage. If the enemy is grappled, deal 7(10)</text:span> extra damag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umiliat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Laria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5(8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Pounc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2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Psychedelic Illusio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</text:p>
          </table:table-cell>
          <table:table-cell table:style-name="ce28" table:number-columns-repeated="7"/>
          <table:table-cell table:style-name="ce22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hill Touch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Devoid. Whenever you apply grapple, apply 1(2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lose Quarter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number-columns-repeated="2"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rave Noth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2" table:number-columns-repeated="2"/>
          <table:table-cell table:style-name="ce28" office:value-type="string" calcext:value-type="string">
            <text:p>HP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/>
          <table:table-cell table:style-name="ce22" office:value-type="string" calcext:value-type="string">
            <text:p>Whenever a Void card exhausts, heal 1(2) HP.</text:p>
          </table:table-cell>
          <table:table-cell office:value-type="string" calcext:value-type="string">
            <text:p>Devoid?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Get Ready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+/+D+</text:p>
          </table:table-cell>
          <table:table-cell table:style-name="ce28" table:number-columns-repeated="7"/>
          <table:table-cell table:style-name="ce22" office:value-type="string" calcext:value-type="string">
            <text:p>Innate. Gain 1(2) strength and 1(2) dexterit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ticky Finger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6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2" office:value-type="string" calcext:value-type="string">
            <text:p>Whenever an enemy attacks, apply 1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Unearthly Vision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/>
          <table:table-cell table:style-name="ce22" office:value-type="string" calcext:value-type="string">
            <text:p>Devoid. Whenever a Void card exhausts, apply 3(4) horror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Unnerving Laughter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Ethereal. At the start of your turn, apply 3(5) horror to a random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Agility Train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+</text:p>
          </table:table-cell>
          <table:table-cell table:style-name="ce28" table:number-columns-repeated="7"/>
          <table:table-cell table:style-name="ce22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Armbar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gain 11(1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hokehol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22" office:value-type="string" calcext:value-type="string">
            <text:p>The enemy loses HP equal to 3(4) times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ircle Behin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gain 10(13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ross Train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2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dritch Insigh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2(3)</text:p>
          </table:table-cell>
          <table:table-cell table:style-name="ce28" table:number-columns-repeated="2"/>
          <table:table-cell table:style-name="ce28" office:value-type="string" calcext:value-type="string">
            <text:p>1(2)</text:p>
          </table:table-cell>
          <table:table-cell table:style-name="ce28" table:number-columns-repeated="3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Devoid. Draw 2(3) cards. Move 1(2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dritch Whim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Add a random boon to your hand. {Exhaust}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Fireman Lif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Apply 4(6) grapple. Each enemy loses HP equal to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Get Se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2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Growing Drea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Apply 8(12) horror and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nd Rea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3(5)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raw 3(5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odify Memory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3(5)</text:p>
          </table:table-cell>
          <table:table-cell table:style-name="ce28" table:number-columns-repeated="5"/>
          <table:table-cell table:style-name="ce22" office:value-type="string" calcext:value-type="string">
            <text:p>Move 3(5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Out of Noth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2" office:value-type="string" calcext:value-type="string">
            <text:p>Devoid. Choose a card in your hand. Exhaust all Void cards in your draw pile and replace them with the chosen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Out of Reach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Petitio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Shuffle 3(5) random boons into your draw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ecret of the Deep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2" table:number-columns-repeated="7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22" office:value-type="string" calcext:value-type="string">
            <text:p>Apply 1(1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Unearthly Ski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7"/>
          <table:table-cell table:style-name="ce22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Vitality Drai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2(1)</text:p>
          </table:table-cell>
          <table:table-cell table:style-name="ce28" table:number-columns-repeated="3"/>
          <table:table-cell table:style-name="ce28" office:value-type="string" calcext:value-type="string">
            <text:p>-Str+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2" office:value-type="string" calcext:value-type="string">
            <text:p>Enemy loses 1 strength for each Void in your Exhaust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Void Cag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Weight Train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+</text:p>
          </table:table-cell>
          <table:table-cell table:style-name="ce28" table:number-columns-repeated="7"/>
          <table:table-cell table:style-name="ce22" office:value-type="string" calcext:value-type="string">
            <text:p><text:span text:style-name="T1">Gain 2(+1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Whisper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Apply 2(3) horror to ALL enemies.</text:p>
          </table:table-cell>
          <table:table-cell/>
        </table:table-row>
        <table:table-row table:style-name="ro1" table:number-rows-repeated="104850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tats V 0.0.1" table:style-name="ta1">
        <table:table-column table:style-name="co16" table:number-columns-repeated="2" table:default-cell-style-name="ce2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1'.$E$1:$'Version 0.0.1'.$E$182]; &quot;X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1'.$E$1:$'Version 0.0.1'.$E$182]; &quot;0*&quot;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1'.$E$1:$'Version 0.0.1'.$E$182]; &quot;1*&quot;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1'.$E$1:$'Version 0.0.1'.$E$182]; &quot;2*&quot;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1'.$E$1:$'Version 0.0.1'.$E$182]; &quot;3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1'.$E$1:$'Version 0.0.1'.$E$182]; &quot;4*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1'.$C$1:$'Version 0.0.1'.$C$182]; &quot;Basic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1'.$C$1:$'Version 0.0.1'.$C$182]; &quot;Common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1'.$C$1:$'Version 0.0.1'.$C$182]; &quot;Uncommon&quot;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1'.$C$1:$'Version 0.0.1'.$C$182]; &quot;Rare&quot;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1'.$C$1:$'Version 0.0.1'.$C$182]; &quot;Spec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1:.B14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1'.$D$1:$'Version 0.0.1'.$D$182]; &quot;Attack&quot;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1'.$D$1:$'Version 0.0.1'.$D$182]; &quot;Skill&quot;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1'.$D$1:$'Version 0.0.1'.$D$182]; &quot;Power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21])" office:value-type="float" office:value="72" calcext:value-type="float">
            <text:p>72</text:p>
          </table:table-cell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cratch Sheet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6" table:default-cell-style-name="ce25"/>
        <table:table-column table:style-name="co16" table:number-columns-repeated="14" table:default-cell-style-name="Default"/>
        <table:table-row table:style-name="ro1">
          <table:table-cell table:number-columns-repeated="4"/>
          <table:table-cell table:style-name="ce25" table:number-columns-repeated="7"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Draw 1(2) cards. They cost 0 this turn. Exhaus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athoth’s Armo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Plated Armor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6(8) Plated Armor. Exhaus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 Enlighten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/>
          <table:table-cell table:style-name="ce25" office:value-type="string" calcext:value-type="string">
            <text:p>3(4)</text:p>
          </table:table-cell>
          <table:table-cell table:style-name="ce25" table:number-columns-repeated="5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Draw 3(4) cards. Exhaus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ft of the Shad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Intangible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1(2) Intangible. Exhaus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pent’s Gra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+Dex+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2(3) dexterity. Exhaus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+Str+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2(3) strength. Exhaus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3"/>
          <table:table-cell table:style-name="ce25" office:value-type="string" calcext:value-type="string">
            <text:p>Weak/Vuln</text:p>
          </table:table-cell>
          <table:table-cell table:style-name="ce25" table:number-columns-repeated="3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Apply 2(3) weak and 2(3) vulnerable to ALL enemies. Exhaus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*(*)</text:p>
          </table:table-cell>
          <table:table-cell table:style-name="ce25" table:number-columns-repeated="6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*(*). Exhaust.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Group Hug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2" office:value-type="string" calcext:value-type="string">
            <text:p>Gain 8(11) block. Apply 1(2) Grapple to ALL enemies.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2" office:value-type="string" calcext:value-type="string">
            <text:p>Amnesia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9"/>
          <table:table-cell table:style-name="ce23" office:value-type="string" calcext:value-type="string">
            <text:p>Whenever you play a card, Exhaust it. At the start of your turn, return 3(5) cards from your exhaust pile to your hand.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Weird Conduit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string" calcext:value-type="string">
            <text:p>Payoff</text:p>
          </table:table-cell>
          <table:table-cell table:style-name="ce26"/>
          <table:table-cell table:style-name="ce19" office:value-type="string" calcext:value-type="string">
            <text:p>Devoid. Deal 4(6) damage for each Void card in your exhaust pile.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style-name="ce22" office:value-type="string" calcext:value-type="string">
            <text:p>Vanishing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+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2" office:value-type="string" calcext:value-type="string">
            <text:p>(Innate.) Devoid. Whenever a Void card exhausts, gain 2 dexterity.</text:p>
          </table:table-cell>
          <table:table-cell table:number-columns-repeated="4"/>
        </table:table-row>
        <table:table-row table:style-name="ro1">
          <table:table-cell table:style-name="ce23" office:value-type="string" calcext:value-type="string">
            <text:p>Drag Behind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26" office:value-type="string" calcext:value-type="string">
            <text:p>Payoff</text:p>
          </table:table-cell>
          <table:table-cell table:style-name="ce26" table:number-columns-repeated="3"/>
          <table:table-cell table:style-name="ce19" office:value-type="string" calcext:value-type="string">
            <text:p>If the enemy is grappled, deal 9(14) damage.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Favored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{Ethereal.} At the start of your turn, shuffle X random boons into your hand.</text:p>
          </table:table-cell>
          <table:table-cell table:style-name="ce32"/>
          <table:table-cell table:number-columns-repeated="3"/>
        </table:table-row>
        <table:table-row table:style-name="ro1">
          <table:table-cell table:style-name="ce23" office:value-type="string" calcext:value-type="string">
            <text:p>Eldritch Whim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Add a random boon to your hand. {Exhaust}</text:p>
          </table:table-cell>
          <table:table-cell table:style-name="ce32"/>
          <table:table-cell table:number-columns-repeated="3"/>
        </table:table-row>
        <table:table-row table:style-name="ro1">
          <table:table-cell table:style-name="ce22" office:value-type="string" calcext:value-type="string">
            <text:p>Petitio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Shuffle 3(5) random boons into your draw pile. Exhaust.</text:p>
          </table:table-cell>
          <table:table-cell table:style-name="ce32"/>
          <table:table-cell table:number-columns-repeated="3"/>
        </table:table-row>
        <table:table-row table:style-name="ro1">
          <table:table-cell table:style-name="ce22" office:value-type="string" calcext:value-type="string">
            <text:p>Mind Eater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If the enemy is grappled, deal 15(19) damage and apply 3(5) Compulsion.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Disorientation</text:p>
          </table:table-cell>
          <table:table-cell table:style-name="ce30" office:value-type="string" calcext:value-type="string">
            <text:p>Rare</text:p>
          </table:table-cell>
          <table:table-cell table:style-name="ce30" office:value-type="string" calcext:value-type="string">
            <text:p>Skill</text:p>
          </table:table-cell>
          <table:table-cell table:style-name="ce31" office:value-type="string" calcext:value-type="string">
            <text:p>U</text:p>
          </table:table-cell>
          <table:table-cell table:style-name="ce31" table:number-columns-repeated="12"/>
          <table:table-cell table:style-name="ce30" office:value-type="string" calcext:value-type="string">
            <text:p>Unplayable. {Ethereal}. When you draw this card, randomize the costs of all cards in your hand.</text:p>
          </table:table-cell>
          <table:table-cell/>
        </table:table-row>
        <table:table-row table:style-name="ro1">
          <table:table-cell table:style-name="ce30" office:value-type="string" calcext:value-type="string">
            <text:p>Verbal Tic</text:p>
          </table:table-cell>
          <table:table-cell table:style-name="ce30" office:value-type="string" calcext:value-type="string">
            <text:p>Common</text:p>
          </table:table-cell>
          <table:table-cell table:style-name="ce30" office:value-type="string" calcext:value-type="string">
            <text:p>Skill</text:p>
          </table:table-cell>
          <table:table-cell table:style-name="ce31" office:value-type="string" calcext:value-type="string">
            <text:p>U</text:p>
          </table:table-cell>
          <table:table-cell table:style-name="ce31" table:number-columns-repeated="12"/>
          <table:table-cell table:style-name="ce30" office:value-type="string" calcext:value-type="string">
            <text:p><text:span text:style-name="T1">Unplayable. {Ethereal}. When you draw this card, p</text:span>lay the top card of your deck.</text:p>
          </table:table-cell>
          <table:table-cell/>
        </table:table-row>
        <table:table-row table:style-name="ro1">
          <table:table-cell table:style-name="ce22" office:value-type="string" calcext:value-type="string">
            <text:p>Sticky Finger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2" office:value-type="string" calcext:value-type="string">
            <text:p>Whenever an enemy attacks, apply 1 grapple to that enemy.</text:p>
          </table:table-cell>
          <table:table-cell/>
        </table:table-row>
        <table:table-row table:style-name="ro1">
          <table:table-cell table:style-name="ce23" office:value-type="string" calcext:value-type="string">
            <text:p>Whisper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ALL enemies lose 3(5) HP.</text:p>
          </table:table-cell>
          <table:table-cell/>
        </table:table-row>
        <table:table-row table:style-name="ro1">
          <table:table-cell table:style-name="ce23" office:value-type="string" calcext:value-type="string">
            <text:p>Psychedelic Illusio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</text:p>
          </table:table-cell>
          <table:table-cell table:style-name="ce28" table:number-columns-repeated="9"/>
          <table:table-cell table:style-name="ce22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table:style-name="ce23" office:value-type="string" calcext:value-type="string">
            <text:p>Unearthly Ski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9"/>
          <table:table-cell table:style-name="ce22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table:style-name="ce22" office:value-type="string" calcext:value-type="string">
            <text:p>Widen the Gat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string" calcext:value-type="string">
            <text:p>Payoff</text:p>
          </table:table-cell>
          <table:table-cell table:style-name="ce22" office:value-type="string" calcext:value-type="string">
            <text:p>Devoid. For each time a Void card exhausts, increase Widen the Gate’s damage by 6(9). Deal 9 damage.</text:p>
          </table:table-cell>
          <table:table-cell/>
        </table:table-row>
        <table:table-row table:style-name="ro1">
          <table:table-cell table:style-name="ce22" office:value-type="string" calcext:value-type="string">
            <text:p>Cross Train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3"/>
          <table:table-cell table:style-name="ce22" office:value-type="string" calcext:value-type="string">
            <text:p>Choose one of three skills of any color to add to your hand. (It costs 0 this turn.) Exhaust.</text:p>
          </table:table-cell>
        </table:table-row>
        <table:table-row table:style-name="ro1" table:number-rows-repeated="104854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elics" table:style-name="ta1">
        <office:forms form:automatic-focus="false" form:apply-design-mode="false"/>
        <table:table-column table:style-name="co23" table:default-cell-style-name="Default"/>
        <table:table-column table:style-name="co22" table:default-cell-style-name="Default"/>
        <table:table-column table:style-name="co16" table:number-columns-repeated="12" table:default-cell-style-name="Default"/>
        <table:table-row table:style-name="ro1">
          <table:table-cell office:value-type="string" calcext:value-type="string">
            <text:p>Unsettling Figurine</text:p>
          </table:table-cell>
          <table:table-cell office:value-type="string" calcext:value-type="string">
            <text:p>Boss Relic</text:p>
          </table:table-cell>
          <table:table-cell office:value-type="string" calcext:value-type="string">
            <text:p>Gain * at the start of your turn. Shuffle 2 Void cards into your draw pile at the start of combat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arter Relic</text:p>
          </table:table-cell>
          <table:table-cell office:value-type="string" calcext:value-type="string">
            <text:p>At the start of each combat, apply 1 grapple to all enemie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visibility Cape</text:p>
          </table:table-cell>
          <table:table-cell table:style-name="ce33" office:value-type="string" calcext:value-type="string">
            <text:p>Rare Relic</text:p>
          </table:table-cell>
          <table:table-cell table:style-name="ce33" office:value-type="string" calcext:value-type="string">
            <text:p>Whenever a Void card exhausts, gain 2 dexterity.</text:p>
          </table:table-cell>
          <table:table-cell table:number-columns-repeated="11"/>
        </table:table-row>
        <table:table-row table:style-name="ro1">
          <table:table-cell table:style-name="ce33" table:number-columns-repeated="3"/>
          <table:table-cell table:style-name="ce32" table:number-columns-repeated="11"/>
        </table:table-row>
        <table:table-row table:style-name="ro1">
          <table:table-cell table:number-columns-repeated="2"/>
          <table:table-cell table:style-name="ce33"/>
          <table:table-cell table:style-name="ce32" table:number-columns-repeated="11"/>
        </table:table-row>
        <table:table-row table:style-name="ro1">
          <table:table-cell/>
          <table:table-cell office:value-type="string" calcext:value-type="string">
            <text:p>Uncommon Relic</text:p>
          </table:table-cell>
          <table:table-cell office:value-type="string" calcext:value-type="string">
            <text:p>Your Basic Strikes and Defends have Combo.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'Version 0.0.3'.A1:'Version 0.0.3'.T76">
          <table:sort>
            <table:sort-by table:field-number="2" table:data-type="automatic"/>
          </table:sort>
        </table:database-range>
        <table:database-range table:name="__Anonymous_Sheet_DB__2" table:target-range-address="'Version 0.0.2'.A1:'Version 0.0.2'.S76">
          <table:sort>
            <table:sort-by table:field-number="2" table:data-type="automatic"/>
          </table:sort>
        </table:database-range>
        <table:database-range table:name="__Anonymous_Sheet_DB__4" table:target-range-address="'Version 0.0.1'.A1:'Version 0.0.1'.Q7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4:34:54.411467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6:45:31.420211293</meta:creation-date>
    <dc:date>2020-06-17T15:50:20.886356550</dc:date>
    <meta:editing-duration>P7DT7H50M49S</meta:editing-duration>
    <meta:editing-cycles>288</meta:editing-cycles>
    <meta:generator>LibreOffice/6.0.7.3$Linux_X86_64 LibreOffice_project/00m0$Build-3</meta:generator>
    <meta:document-statistic meta:table-count="8" meta:cell-count="2008" meta:object-count="0"/>
  </office:meta>
</office:document-meta>
</file>